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ae00" style:font-name="Arial" fo:font-size="10pt" style:font-size-asian="10pt" style:font-size-complex="10pt"/>
    </style:style>
    <style:style style:name="P4" style:family="paragraph" style:parent-style-name="Text_20_body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T1" style:family="text">
      <style:text-properties fo:color="#00ae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zablon strony głównej Transaction</text:p>
      <text:p text:style-name="P2"/>
      <text:p text:style-name="P1">1. //src/Application/ShopAdminBundle/Resources/views/Transaction/index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list&lt;/h1&gt;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Id&lt;/th&gt;</text:p>
      <text:p text:style-name="P1"><text:s text:c="28"/>&lt;th&gt;Status&lt;/th&gt;</text:p>
      <text:p text:style-name="P1"><text:s text:c="28"/>&lt;th&gt;Customer&lt;/th&gt;</text:p>
      <text:p text:style-name="P1"><text:s text:c="28"/>&lt;th&gt;Phone&lt;/th&gt;</text:p>
      <text:p text:style-name="P1"><text:s text:c="28"/>&lt;th&gt;Date&lt;/th&gt;</text:p>
      <text:p text:style-name="P1"><text:s text:c="28"/>&lt;th&gt;Quantity&lt;/th&gt;</text:p>
      <text:p text:style-name="P1"><text:s text:c="28"/>&lt;th&gt;Total&lt;/th&gt;</text:p>
      <text:p text:style-name="P1"><text:s text:c="28"/>&lt;th&gt;Actions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0"/>{% set total_transaction = null %}</text:p>
      <text:p text:style-name="P1"><text:s text:c="20"/>{% for entity in entities %}</text:p>
      <text:p text:style-name="P1"><text:s text:c="24"/>&lt;tr&gt;</text:p>
      <text:p text:style-name="P1"><text:s text:c="28"/>&lt;td&gt;&lt;a href="{{ path('application_admin_transaction_show', { 'id': entity.id }) }}"&gt;Order {{ entity.id }}&lt;/a&gt;&lt;/td&gt;</text:p>
      <text:p text:style-name="P1"><text:s text:c="28"/>&lt;td&gt;</text:p>
      <text:p text:style-name="P1"><text:s text:c="32"/>&lt;select class="form-control input-sm"&gt;</text:p>
      <text:p text:style-name="P1"><text:s text:c="34"/>&lt;option&gt;Open&lt;/option&gt;</text:p>
      <text:p text:style-name="P1"><text:s text:c="34"/>&lt;option&gt;Processed&lt;/option&gt;</text:p>
      <text:p text:style-name="P1"><text:s text:c="34"/>&lt;option&gt;Complete&lt;/option&gt;</text:p>
      <text:p text:style-name="P1"><text:s text:c="34"/>&lt;option&gt;Canceled&lt;/option&gt;</text:p>
      <text:p text:style-name="P1"><text:s text:c="34"/>&lt;option&gt;Failed&lt;/option&gt;</text:p>
      <text:p text:style-name="P1"><text:s text:c="32"/>&lt;/select&gt;</text:p>
      <text:p text:style-name="P1"><text:s text:c="32"/>{# {{ entity.status }} #}</text:p>
      <text:p text:style-name="P1"><text:s text:c="28"/>&lt;/td&gt;</text:p>
      <text:p text:style-name="P1"><text:s text:c="28"/>&lt;td&gt;</text:p>
      <text:p text:style-name="P1"><text:s text:c="32"/>{% if entity.user %}</text:p>
      <text:p text:style-name="P1"><text:s text:c="36"/>&lt;a href="mailto:{{ entity.user.email }}"&gt;@&lt;/a&gt; {{ entity.user }}</text:p>
      <text:p text:style-name="P1"><text:s text:c="32"/>{% else %}</text:p>
      <text:p text:style-name="P1"><text:s text:c="36"/>&lt;a href="mailto:{{ entity.email }}"&gt;@&lt;/a&gt; {{ entity.billingfirstname }} {{ entity.billinglastname }}</text:p>
      <text:p text:style-name="P1"><text:s text:c="32"/>{% endif %}</text:p>
      <text:p text:style-name="P1"><text:s text:c="28"/>&lt;/td&gt;</text:p>
      <text:p text:style-name="P1"><text:s text:c="28"/>&lt;td&gt;</text:p>
      <text:p text:style-name="P1"><text:s text:c="32"/>&lt;span class="hidden-xs"&gt;{{ entity.billingphone }}&lt;/span&gt;</text:p>
      <text:p text:style-name="P1"><text:s text:c="32"/>&lt;span class="hidden-sm hidden-md hidden-lg"&gt;&lt;a href="tel:{{ entity.billingphone }}"&gt;{{ entity.billingphone }}&lt;/a&gt;&lt;/span&gt;</text:p>
      <text:p text:style-name="P1"><text:s text:c="28"/>&lt;/td&gt;</text:p>
      <text:p text:style-name="P1"><text:s text:c="28"/>&lt;td&gt;{% if entity.createdat %}{{ entity.createdat|date('Y-m-d H:i:s') }}{% endif %}&lt;/td&gt;</text:p>
      <text:p text:style-name="P1"><text:s text:c="28"/>&lt;td&gt;{{ entity.quantity }}&lt;/td&gt;</text:p>
      <text:p text:style-name="P1"><text:soft-page-break/><text:s text:c="28"/>&lt;td&gt;{{ entity.total|number_format(2, '.', ',') }} zł&lt;/td&gt;</text:p>
      <text:p text:style-name="P1"><text:s text:c="28"/>&lt;td&gt;</text:p>
      <text:p text:style-name="P1"><text:s text:c="32"/>&lt;a class="btn btn-primary btn-xs" href="{{ path('application_admin_transaction_show', { 'id': entity.id }) }}"&gt;&lt;i class="fa fa-fw fa-file-text-o"&gt;&lt;/i&gt;show&lt;/a&gt;</text:p>
      <text:p text:style-name="P1"><text:s text:c="32"/>&lt;a class="btn btn-primary btn-xs" href="{{ path('application_admin_transaction_edit', { 'id': entity.id }) }}"&gt;&lt;i class="fa fa-fw fa-file-text-o"&gt;&lt;/i&gt;edit&lt;/a&gt;</text:p>
      <text:p text:style-name="P1"><text:s text:c="28"/>&lt;/td&gt;</text:p>
      <text:p text:style-name="P1"><text:s text:c="28"/>{% set total_transaction = total_transaction + entity.total %}</text:p>
      <text:p text:style-name="P1"><text:s text:c="24"/>&lt;/tr&gt;</text:p>
      <text:p text:style-name="P1"><text:s text:c="20"/>{% endfor %}</text:p>
      <text:p text:style-name="P1"><text:s text:c="20"/>&lt;/tbody&gt;</text:p>
      <text:p text:style-name="P1"><text:s text:c="20"/>&lt;tfoot&gt;</text:p>
      <text:p text:style-name="P1"><text:s text:c="24"/>&lt;tr class="success"&gt;</text:p>
      <text:p text:style-name="P1"><text:s text:c="28"/>&lt;th colspan="6" class="text-right"&gt;&lt;h4&gt;Total&lt;/h4&gt;&lt;/th&gt;</text:p>
      <text:p text:style-name="P1"><text:s text:c="28"/>&lt;th colspan="2"&gt;&lt;h4&gt;{{ total_transaction|number_format(2, '.', ',') }} zł&lt;/h4&gt;&lt;/th&gt;</text:p>
      <text:p text:style-name="P1"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 text:c="12"/>Dodać filtr!&lt;br/&gt;</text:p>
      <text:p text:style-name="P1"><text:s text:c="12"/>Wyszukiwanie klienta!&lt;br/&gt;</text:p>
      <text:p text:style-name="P1"><text:s text:c="12"/>Sortowanie!&lt;br/&gt;</text:p>
      <text:p text:style-name="P1"><text:s text:c="12"/>Paginację!&lt;br/&gt;</text:p>
      <text:p text:style-name="P1"><text:s text:c="12"/>Datatables.js</text:p>
      <text:p text:style-name="P1"><text:s text:c="12"/>{#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Id&lt;/th&gt;</text:p>
      <text:p text:style-name="P1"><text:s text:c="28"/>&lt;th&gt;Shipping address&lt;/th&gt;</text:p>
      <text:p text:style-name="P1"><text:s text:c="28"/>&lt;th&gt;Billing address&lt;/th&gt;</text:p>
      <text:p text:style-name="P1"><text:s text:c="28"/>&lt;th&gt;Quantity&lt;/th&gt;</text:p>
      <text:p text:style-name="P1"><text:s text:c="28"/>&lt;th&gt;Status&lt;/th&gt;</text:p>
      <text:p text:style-name="P1"><text:s text:c="28"/>&lt;th&gt;Created at&lt;/th&gt;</text:p>
      <text:p text:style-name="P1"><text:s text:c="28"/>&lt;th&gt;Actions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0"/>{% for entity in entities %}</text:p>
      <text:p text:style-name="P1"><text:s text:c="24"/>&lt;tr&gt;</text:p>
      <text:p text:style-name="P1"><text:s text:c="28"/>&lt;td&gt;&lt;a href="{{ path('application_admin_transaction_show', { 'id': entity.id }) }}"&gt;{{ entity.id }}&lt;/a&gt;&lt;/td&gt;</text:p>
      <text:p text:style-name="P1"><text:s text:c="28"/>&lt;td&gt;{{ entity.shippingaddress }}&lt;/td&gt;</text:p>
      <text:p text:style-name="P1"><text:s text:c="28"/>&lt;td&gt;{{ entity.billingaddress }}&lt;/td&gt;</text:p>
      <text:p text:style-name="P1"><text:s text:c="28"/>&lt;td&gt;{{ entity.quantity }}&lt;/td&gt;</text:p>
      <text:p text:style-name="P1"><text:s text:c="28"/>&lt;td&gt;{{ entity.status }}&lt;/td&gt;</text:p>
      <text:p text:style-name="P1"><text:s text:c="28"/>&lt;td&gt;{% if entity.createdat %}{{ entity.createdat|date('Y-m-d H:i:s') }}{% endif %}&lt;/td&gt;</text:p>
      <text:p text:style-name="P1"><text:s text:c="28"/>&lt;td&gt;</text:p>
      <text:p text:style-name="P1"><text:s text:c="32"/>&lt;a class="btn btn-primary btn-xs" href="{{ path('application_admin_transaction_show', { 'id': entity.id }) }}"&gt;&lt;i class="fa fa-fw fa-file-text-o"&gt;&lt;/i&gt;show&lt;/a&gt;</text:p>
      <text:p text:style-name="P1"><text:s text:c="32"/>&lt;a class="btn btn-primary btn-xs" href="{{ path('application_admin_transaction_edit', { 'id': entity.id }) }}"&gt;&lt;i class="fa fa-fw fa-file-text-o"&gt;&lt;/i&gt;edit&lt;/a&gt;</text:p>
      <text:p text:style-name="P1"><text:s text:c="28"/>&lt;/td&gt;</text:p>
      <text:p text:style-name="P1"><text:s text:c="24"/>&lt;/tr&gt;</text:p>
      <text:p text:style-name="P1"><text:s text:c="20"/>{% endfor %}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12"/>&lt;a class="btn btn-default" href="{{ path('application_admin_transaction_new') }}"&gt;Create a new entry&lt;/a&gt;</text:p>
      <text:p text:style-name="P1"><text:s text:c="12"/>#}</text:p>
      <text:p text:style-name="P1"><text:s text:c="8"/>&lt;/div&gt;</text:p>
      <text:p text:style-name="P1"><text:soft-page-break/><text:s text:c="4"/>&lt;/div&gt;</text:p>
      <text:p text:style-name="P1">&lt;/div&gt;</text:p>
      <text:p text:style-name="P1">{% endblock %}</text:p>
      <text:p text:style-name="P1"/>
      <text:p text:style-name="P1">2. Dodanie zapytania o produkty:</text:p>
      <text:p text:style-name="P4">//shop/src/Application/ShopAdminBundle/Controller/TransactionController.php </text:p>
      <text:p text:style-name="P1"><text:s text:c="4"/>/**</text:p>
      <text:p text:style-name="P1"><text:s text:c="5"/>* Finds and displays a Transaction entity.</text:p>
      <text:p text:style-name="P1"><text:s text:c="5"/>*</text:p>
      <text:p text:style-name="P1"><text:s text:c="5"/>*/</text:p>
      <text:p text:style-name="P1"><text:s text:c="4"/>public function showAction($id)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y = $em-&gt;getRepository('ApplicationShopAdminBundle:Transaction')-&gt;find($id);</text:p>
      <text:p text:style-name="P1"/>
      <text:p text:style-name="P1"><text:s text:c="8"/>if (!$entity) {</text:p>
      <text:p text:style-name="P1"><text:s text:c="12"/>throw $this-&gt;createNotFoundException('Unable to find Transaction entity.');</text:p>
      <text:p text:style-name="P1"><text:s text:c="8"/>}</text:p>
      <text:p text:style-name="P1"/>
      <text:p text:style-name="P1"><text:s text:c="8"/>$deleteForm = $this-&gt;createDeleteForm($id);</text:p>
      <text:p text:style-name="P1"><text:s text:c="8"/></text:p>
      <text:p text:style-name="P3"><text:s text:c="8"/>//$products = $entity-&gt;getProducts(); //powiązane produkty z tabeli product_transaction</text:p>
      <text:p text:style-name="P3"><text:s text:c="8"/>/*</text:p>
      <text:p text:style-name="P3"><text:s text:c="8"/>$query = $em-&gt;createQuery(</text:p>
      <text:p text:style-name="P3"><text:s text:c="12"/>'SELECT</text:p>
      <text:p text:style-name="P3"><text:s text:c="16"/>p, pt</text:p>
      <text:p text:style-name="P3"><text:s text:c="12"/>FROM </text:p>
      <text:p text:style-name="P3"><text:s text:c="16"/>ApplicationShopAdminBundle:Product p </text:p>
      <text:p text:style-name="P3"><text:s text:c="12"/>LEFT JOIN </text:p>
      <text:p text:style-name="P3"><text:s text:c="16"/>p.transactions pt </text:p>
      <text:p text:style-name="P3"><text:s text:c="12"/>LEFT JOIN </text:p>
      <text:p text:style-name="P3"><text:s text:c="16"/>pt.transaction t </text:p>
      <text:p text:style-name="P3"><text:s text:c="12"/>WHERE </text:p>
      <text:p text:style-name="P3"><text:s text:c="16"/>t.id = :transaction_id'</text:p>
      <text:p text:style-name="P3"><text:s text:c="8"/>)-&gt;setParameter(':transaction_id', $id);</text:p>
      <text:p text:style-name="P3"><text:s text:c="8"/></text:p>
      <text:p text:style-name="P3"><text:s text:c="8"/>$products = $query-&gt;getResult();</text:p>
      <text:p text:style-name="P3"><text:s text:c="8"/>*/</text:p>
      <text:p text:style-name="P3"><text:s text:c="8"/></text:p>
      <text:p text:style-name="P3"><text:s text:c="8"/>$repository = $em-&gt;getRepository('ApplicationShopAdminBundle:Product');</text:p>
      <text:p text:style-name="P3"/>
      <text:p text:style-name="P3"><text:s text:c="8"/>$qb = $repository-&gt;createQueryBuilder('p')</text:p>
      <text:p text:style-name="P3"><text:s text:c="12"/>-&gt;add('select', 'p, pt, t')</text:p>
      <text:p text:style-name="P3"><text:s text:c="12"/>-&gt;leftJoin('p.transactions', 'pt')</text:p>
      <text:p text:style-name="P3"><text:s text:c="12"/>-&gt;leftJoin('pt.transaction', 't')</text:p>
      <text:p text:style-name="P3"><text:s text:c="12"/>-&gt;where('t.id = :transaction_id')</text:p>
      <text:p text:style-name="P3"><text:s text:c="12"/>-&gt;setParameter('transaction_id', $id);</text:p>
      <text:p text:style-name="P3"/>
      <text:p text:style-name="P3"><text:s text:c="8"/>$query = $qb-&gt;getQuery();</text:p>
      <text:p text:style-name="P3"><text:s text:c="8"/>$products = $query-&gt;getResult();</text:p>
      <text:p text:style-name="P1"><text:s text:c="8"/></text:p>
      <text:p text:style-name="P1"><text:s text:c="8"/>return $this-&gt;render('ApplicationShopAdminBundle:Transaction:show.html.twig', array(</text:p>
      <text:p text:style-name="P1"><text:s text:c="12"/>'entity' <text:s text:c="5"/>=&gt; $entity,</text:p>
      <text:p text:style-name="P1"><text:s text:c="12"/>'delete_form' =&gt; $deleteForm-&gt;createView(),</text:p>
      <text:p text:style-name="P1"><text:s text:c="12"/><text:span text:style-name="T1">'products' <text:s text:c="3"/>=&gt; $products,</text:span></text:p>
      <text:p text:style-name="P1"><text:s text:c="8"/>));</text:p>
      <text:p text:style-name="P1"><text:s text:c="4"/>}</text:p>
      <text:p text:style-name="P1"/>
      <text:p text:style-name="P1"/>
      <text:p text:style-name="P1"/>
      <text:p text:style-name="P1"/>
      <text:p text:style-name="P1"><text:soft-page-break/>3. //src/Application/ShopAdminBundle/Resources/views/Transaction/show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{{ entity.id }} &lt;small&gt;({{ entity.createdat|date('Y-m-d H:i:s') }})&lt;/small&gt;</text:p>
      <text:p text:style-name="P1"><text:s text:c="16"/>&lt;small class="pull-right"&gt;Status: Open {{ entity.status }}&lt;/small&gt;</text:p>
      <text:p text:style-name="P1"><text:s text:c="12"/>&lt;/h1&gt;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4"&gt;</text:p>
      <text:p text:style-name="P1"><text:s text:c="12"/>&lt;h3&gt;&lt;i class="fa fa-globe"&gt;&lt;/i&gt; Seller&lt;/h3&gt;</text:p>
      <text:p text:style-name="P1"><text:s text:c="12"/>&lt;h4&gt;Company name&lt;/h4&gt;</text:p>
      <text:p text:style-name="P1"><text:s text:c="12"/>&lt;ul class="fa-ul"&gt;</text:p>
      <text:p text:style-name="P1"><text:s text:c="16"/>&lt;li&gt;NIP: xxx-xxx-xxx&lt;/li&gt;</text:p>
      <text:p text:style-name="P1"><text:s text:c="16"/>&lt;li&gt;&lt;i class="fa-li fa fa-map-marker"&gt;&lt;/i&gt;</text:p>
      <text:p text:style-name="P1"><text:s text:c="20"/>ul. Inżynierska 15/2&lt;br/&gt;</text:p>
      <text:p text:style-name="P1"><text:s text:c="20"/>80-150 Gdańsk&lt;br/&gt;</text:p>
      <text:p text:style-name="P1"><text:s text:c="20"/>Polska&lt;br/&gt;</text:p>
      <text:p text:style-name="P1"><text:s text:c="16"/>&lt;/li&gt;</text:p>
      <text:p text:style-name="P1"><text:s text:c="16"/>&lt;li&gt;&lt;i class="fa-li fa fa-phone"&gt;&lt;/i&gt; 000 000 000&lt;/li&gt;</text:p>
      <text:p text:style-name="P1"><text:s text:c="16"/>&lt;li&gt;&lt;i class="fa-li fa fa-fax"&gt;&lt;/i&gt; (000) 000 000 000&lt;/li&gt;</text:p>
      <text:p text:style-name="P1"><text:s text:c="16"/>&lt;li&gt;&lt;i class="fa-li fa fa-link"&gt;&lt;/i&gt; &lt;a href="#"&gt;companyname.com.pl&lt;/a&gt;&lt;/li&gt;</text:p>
      <text:p text:style-name="P1"><text:s text:c="16"/>&lt;li&gt;&lt;i class="fa-li fa fa-envelope"&gt;&lt;/i&gt; &lt;a href="#"&gt;companyname@com.pl&lt;/a&gt;&lt;/li&gt;</text:p>
      <text:p text:style-name="P1"><text:s text:c="12"/>&lt;/ul&gt;</text:p>
      <text:p text:style-name="P1"><text:s text:c="8"/>&lt;/div&gt;</text:p>
      <text:p text:style-name="P1"><text:s text:c="8"/>&lt;div class="col-md-4"&gt;</text:p>
      <text:p text:style-name="P1"><text:s text:c="12"/>&lt;h3&gt;&lt;i class="fa fa-home"&gt;&lt;/i&gt; Billing address&lt;/h3&gt;</text:p>
      <text:p text:style-name="P1"><text:s text:c="12"/>{# {% if entity.company %}</text:p>
      <text:p text:style-name="P1"><text:s text:c="12"/>&lt;h4&gt;{{ entity.company }}&lt;/h4&gt;</text:p>
      <text:p text:style-name="P1"><text:s text:c="12"/>{% endif %}#}</text:p>
      <text:p text:style-name="P1"><text:s text:c="12"/>&lt;ul class="fa-ul"&gt;</text:p>
      <text:p text:style-name="P1"><text:s text:c="16"/>&lt;li&gt;&lt;i class="fa-li fa fa-user"&gt;&lt;/i&gt; &lt;a href="#"&gt;{{ entity.billingFirstname }} {{ entity.billingLastname }}&lt;/a&gt;&lt;/li&gt;</text:p>
      <text:p text:style-name="P1"><text:s text:c="16"/>&lt;li&gt;&lt;i class="fa-li fa fa-envelope"&gt;&lt;/i&gt; &lt;a href="mailto:{{ entity.email }}"&gt;{{ entity.email }}&lt;/a&gt;&lt;/li&gt;</text:p>
      <text:p text:style-name="P1"><text:s text:c="16"/>&lt;li&gt;&lt;i class="fa-li fa fa-map-marker"&gt;&lt;/i&gt;</text:p>
      <text:p text:style-name="P1"><text:s text:c="20"/>{{ entity.billingAddress }}&lt;br/&gt;</text:p>
      <text:p text:style-name="P1"><text:s text:c="20"/>{% if entity.billingAddress2 %}</text:p>
      <text:p text:style-name="P1"><text:s text:c="22"/>{{ entity.billingAddress2 }}&lt;br/&gt;</text:p>
      <text:p text:style-name="P1"><text:s text:c="20"/>{% endif %}</text:p>
      <text:p text:style-name="P1"><text:s text:c="20"/>{{ entity.billingZipcode }} {{ entity.billingCity }}&lt;br/&gt;</text:p>
      <text:p text:style-name="P1"><text:s text:c="20"/>{{ entity.billingCountry }}&lt;br/&gt;</text:p>
      <text:p text:style-name="P1"><text:s text:c="16"/>&lt;/li&gt;</text:p>
      <text:p text:style-name="P1"><text:s text:c="16"/>{% if entity.billingPhone %}</text:p>
      <text:p text:style-name="P1"><text:s text:c="18"/>&lt;li&gt;&lt;i class="fa-li fa fa-phone"&gt;&lt;/i&gt; {{ entity.billingPhone }}&lt;/li&gt;</text:p>
      <text:p text:style-name="P1"><text:s text:c="16"/>{% endif %}</text:p>
      <text:p text:style-name="P1"><text:s text:c="16"/>{% if entity.billingFax %}</text:p>
      <text:p text:style-name="P1"><text:s text:c="18"/>&lt;li&gt;&lt;i class="fa-li fa fa-fax"&gt;&lt;/i&gt; {{ entity.billingFax }}&lt;/li&gt;</text:p>
      <text:p text:style-name="P1"><text:s text:c="16"/>{% endif %}</text:p>
      <text:p text:style-name="P1"><text:s text:c="12"/>&lt;/ul&gt;</text:p>
      <text:p text:style-name="P1"><text:s text:c="8"/>&lt;/div&gt;</text:p>
      <text:p text:style-name="P1"><text:s text:c="8"/>&lt;div class="col-md-4"&gt;</text:p>
      <text:p text:style-name="P1"><text:soft-page-break/><text:s text:c="12"/>&lt;h3&gt;&lt;i class="fa fa-truck"&gt;&lt;/i&gt; Shipping address&lt;/h3&gt;</text:p>
      <text:p text:style-name="P1"><text:s text:c="12"/>&lt;ul class="fa-ul"&gt;</text:p>
      <text:p text:style-name="P1"><text:s text:c="16"/>&lt;li&gt;&lt;i class="fa-li fa fa-user"&gt;&lt;/i&gt;{{ entity.shippingFirstname }} {{ entity.shippingLastname }}&lt;/li&gt;</text:p>
      <text:p text:style-name="P1"><text:s text:c="16"/>&lt;li&gt;&lt;i class="fa-li fa fa-map-marker"&gt;&lt;/i&gt;</text:p>
      <text:p text:style-name="P1"><text:s text:c="20"/>{{ entity.shippingAddress }}&lt;br/&gt;</text:p>
      <text:p text:style-name="P1"><text:s text:c="20"/>{% if entity.shippingAddress2 %}</text:p>
      <text:p text:style-name="P1"><text:s text:c="22"/>{{ entity.shippingAddress2 }}&lt;br/&gt;</text:p>
      <text:p text:style-name="P1"><text:s text:c="20"/>{% endif %}</text:p>
      <text:p text:style-name="P1"><text:s text:c="20"/>{{ entity.shippingZipcode }} {{ entity.shippingCity }}&lt;br/&gt;</text:p>
      <text:p text:style-name="P1"><text:s text:c="20"/>{{ entity.shippingCountry }}&lt;br/&gt;</text:p>
      <text:p text:style-name="P1"><text:s text:c="16"/>&lt;/li&gt;</text:p>
      <text:p text:style-name="P1"><text:s text:c="16"/>{% if entity.shippingPhone %}</text:p>
      <text:p text:style-name="P1"><text:s text:c="18"/>&lt;li&gt;&lt;i class="fa-li fa fa-phone"&gt;&lt;/i&gt; {{ entity.shippingPhone }}&lt;/li&gt;</text:p>
      <text:p text:style-name="P1"><text:s text:c="16"/>{% endif %}</text:p>
      <text:p text:style-name="P1"><text:s text:c="16"/>{% if entity.shippingFax %}</text:p>
      <text:p text:style-name="P1"><text:s text:c="18"/>&lt;li&gt;&lt;i class="fa-li fa fa-fax"&gt;&lt;/i&gt; {{ entity.shippingFax }}&lt;/li&gt;</text:p>
      <text:p text:style-name="P1"><text:s text:c="16"/>{% endif %}</text:p>
      <text:p text:style-name="P1"><text:s text:c="12"/>&lt;/ul&gt;</text:p>
      <text:p text:style-name="P1"><text:s text:c="12"/>{# {{ entity.shippingaddress }} #}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12"&gt;</text:p>
      <text:p text:style-name="P1"><text:s text:c="12"/>&lt;h3&gt;&lt;i class="fa fa-barcode"&gt;&lt;/i&gt; Products information&lt;/h3&gt;</text:p>
      <text:p text:style-name="P1"><text:s text:c="12"/>&lt;div class="table-responsive"&gt;</text:p>
      <text:p text:style-name="P1"><text:tab/> <text:s text:c="3"/><text:tab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Product&lt;/th&gt;</text:p>
      <text:p text:style-name="P1"><text:s text:c="28"/>&lt;th&gt;Price&lt;/th&gt;</text:p>
      <text:p text:style-name="P1"><text:s text:c="28"/>&lt;th&gt;Quantity&lt;/th&gt;</text:p>
      <text:p text:style-name="P1"><text:s text:c="28"/>&lt;th&gt;Subtotal&lt;/th&gt;</text:p>
      <text:p text:style-name="P1"><text:tab/> <text:s text:c="3"/><text:tab/><text:tab/>&lt;/tr&gt;</text:p>
      <text:p text:style-name="P1"><text:s text:c="20"/>&lt;/thead&gt;</text:p>
      <text:p text:style-name="P1"><text:s text:c="20"/>&lt;tbody&gt;</text:p>
      <text:p text:style-name="P1"><text:s text:c="20"/>{% set subtotal_transaction = null %}</text:p>
      <text:p text:style-name="P1"><text:s text:c="20"/>{% for product in products %}</text:p>
      <text:p text:style-name="P1"><text:s text:c="24"/>&lt;tr&gt;</text:p>
      <text:p text:style-name="P1"><text:s text:c="28"/>&lt;td&gt;&lt;a href="{{ path('application_admin_product_show', { 'id': product.id }) }}"&gt;{{ product.title|raw }}&lt;/a&gt;&lt;/td&gt;</text:p>
      <text:p text:style-name="P1"><text:s text:c="28"/>&lt;td&gt;{{ product.price|number_format(2, '.', ',') }} zł&lt;/td&gt;</text:p>
      <text:p text:style-name="P1"><text:s text:c="28"/>&lt;td&gt;</text:p>
      <text:p text:style-name="P1"><text:s text:c="28"/>{% set subtotal_product = null %}</text:p>
      <text:p text:style-name="P1"><text:s text:c="28"/>{% for pt in product.transactions %}</text:p>
      <text:p text:style-name="P1"><text:s text:c="32"/>{{ pt.quantity }}</text:p>
      <text:p text:style-name="P1"><text:s text:c="32"/>{# {{ pt.id }} -&gt; {{ pt.transaction.id }} #}</text:p>
      <text:p text:style-name="P1"><text:s text:c="32"/>{# {{ pt.product.title }} -&gt; {{ pt.transaction.status }} #}</text:p>
      <text:p text:style-name="P1"><text:s text:c="32"/>{% set subtotal_product = pt.quantity * pt.product.price %}</text:p>
      <text:p text:style-name="P1"><text:s text:c="28"/>{% endfor %}</text:p>
      <text:p text:style-name="P1"><text:s text:c="28"/>&lt;/td&gt;</text:p>
      <text:p text:style-name="P1"><text:s text:c="28"/>&lt;td&gt;{{ subtotal_product|number_format(2, '.', ',') }} zł&lt;/td&gt;</text:p>
      <text:p text:style-name="P1"><text:s text:c="24"/>&lt;/tr&gt;</text:p>
      <text:p text:style-name="P1"><text:s text:c="24"/>{% set subtotal_transaction = subtotal_transaction + subtotal_product %}</text:p>
      <text:p text:style-name="P1"><text:s text:c="20"/>{% endfor %}</text:p>
      <text:p text:style-name="P1"><text:s text:c="20"/>&lt;/tbody&gt;</text:p>
      <text:p text:style-name="P1"><text:s text:c="20"/>&lt;tfoot&gt;</text:p>
      <text:p text:style-name="P1"><text:s text:c="24"/>&lt;tr class="success"&gt;</text:p>
      <text:p text:style-name="P1"><text:s text:c="28"/>&lt;th colspan="3" class="text-right"&gt;Subtotal&lt;/th&gt;</text:p>
      <text:p text:style-name="P1"><text:s text:c="28"/>&lt;th colspan="1"&gt;{{ subtotal_transaction|number_format(2, '.', ',') }} zł&lt;/th&gt;</text:p>
      <text:p text:style-name="P1"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oft-page-break/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6"&gt;</text:p>
      <text:p text:style-name="P1"><text:s text:c="12"/>&lt;h3&gt;&lt;i class="fa fa-money"&gt;&lt;/i&gt; Payment method&lt;/h3&gt;</text:p>
      <text:p text:style-name="P1"><text:s text:c="12"/>&lt;p&gt;{{ entity.paymentMethod }}&lt;/p&gt;</text:p>
      <text:p text:style-name="P1"><text:s text:c="12"/></text:p>
      <text:p text:style-name="P1"><text:s text:c="12"/>&lt;h3&gt;&lt;i class="fa fa-truck"&gt;&lt;/i&gt; Shipping method&lt;/h3&gt;</text:p>
      <text:p text:style-name="P1"><text:s text:c="12"/>&lt;p&gt;{{ entity.shippingMethod }}&lt;/p&gt;</text:p>
      <text:p text:style-name="P1"><text:s text:c="8"/>&lt;/div&gt;</text:p>
      <text:p text:style-name="P1"><text:s text:c="8"/>&lt;div class="col-md-6"&gt;</text:p>
      <text:p text:style-name="P1"><text:s text:c="12"/>&lt;h3&gt;Summary&lt;/h3&gt;</text:p>
      <text:p text:style-name="P1"><text:s text:c="12"/>&lt;div class="table-responsive"&gt;</text:p>
      <text:p text:style-name="P1"><text:s text:c="16"/>&lt;table class="table"&gt;</text:p>
      <text:p text:style-name="P1"><text:s text:c="20"/>&lt;tbody&gt;</text:p>
      <text:p text:style-name="P1"><text:s text:c="24"/>&lt;tr&gt;</text:p>
      <text:p text:style-name="P1"><text:s text:c="28"/>&lt;th&gt;Subtotal:&lt;/th&gt;</text:p>
      <text:p text:style-name="P1"><text:s text:c="28"/>&lt;td&gt;{{ subtotal_transaction|number_format(2, '.', ',') }} zł&lt;/td&gt;</text:p>
      <text:p text:style-name="P1"><text:s text:c="24"/>&lt;/tr&gt;</text:p>
      <text:p text:style-name="P1"><text:s text:c="24"/>&lt;tr&gt;</text:p>
      <text:p text:style-name="P1"><text:s text:c="28"/>&lt;th&gt;Shipping cost:&lt;/th&gt; </text:p>
      <text:p text:style-name="P1"><text:s text:c="28"/>&lt;td&gt;{{ entity.shippingCost|number_format(2, '.', ',') }} zł&lt;/td&gt;</text:p>
      <text:p text:style-name="P1"><text:s text:c="24"/>&lt;/tr&gt;</text:p>
      <text:p text:style-name="P1"><text:s text:c="24"/>&lt;tr class="success"&gt;</text:p>
      <text:p text:style-name="P1"><text:s text:c="28"/>&lt;th&gt;Total cost:&lt;/th&gt; </text:p>
      <text:p text:style-name="P1"><text:s text:c="28"/>&lt;th&gt;{{ (subtotal_transaction + entity.shippingCost)|number_format(2, '.', ',') }} zł&lt;/th&gt;</text:p>
      <text:p text:style-name="P1"><text:s text:c="24"/>&lt;/tr&gt;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6"&gt;</text:p>
      <text:p text:style-name="P1"><text:s text:c="12"/>&lt;a class="btn btn-default" href="{{ path('application_admin_transaction') }}"&gt;Back to the list&lt;/a&gt;</text:p>
      <text:p text:style-name="P1"><text:s text:c="12"/>&lt;a class="btn btn-default" href="{{ path('application_admin_transaction_edit', { 'id': entity.id }) }}"&gt;Edit&lt;/a&gt;</text:p>
      <text:p text:style-name="P1"><text:s text:c="12"/>{# {{ form(delete_form) }} #}</text:p>
      <text:p text:style-name="P1"><text:s text:c="12"/>{{ form_start(delete_form, { 'attr': {'class': 'form-btn-inline'} }) }} <text:s text:c="2"/><text:tab/></text:p>
      <text:p text:style-name="P1"><text:s text:c="14"/>{{ form_widget(delete_form.submit, { 'attr': {'class': 'btn btn-danger'} }) }}</text:p>
      <text:p text:style-name="P1"><text:s text:c="12"/>{{ form_end(delete_form) }}</text:p>
      <text:p text:style-name="P1"><text:s text:c="8"/>&lt;/div&gt;</text:p>
      <text:p text:style-name="P1"><text:s text:c="8"/>&lt;div class="col-md-6 text-right"&gt;</text:p>
      <text:p text:style-name="P1"><text:s text:c="12"/>&lt;a class="btn btn-default" href="#"&gt;&lt;i class="fa fa-print"&gt;&lt;/i&gt; Print invoice&lt;/a&gt;</text:p>
      <text:p text:style-name="P1"><text:s text:c="12"/>&lt;a class="btn btn-default" href="#"&gt;&lt;i class="fa fa-file-pdf-o"&gt;&lt;/i&gt; Print invoice (pdf)&lt;/a&gt;</text:p>
      <text:p text:style-name="P1"><text:s text:c="8"/>&lt;/div&gt;</text:p>
      <text:p text:style-name="P1"><text:s text:c="4"/>&lt;/div&gt;</text:p>
      <text:p text:style-name="P1"><text:s text:c="8"/></text:p>
      <text:p text:style-name="P1">{#</text:p>
      <text:p text:style-name="P1"><text:s text:c="4"/>&lt;div class="row"&gt;</text:p>
      <text:p text:style-name="P1"><text:s text:c="8"/>&lt;div class="col-md-12"&gt;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body&gt;</text:p>
      <text:p text:style-name="P1"><text:s text:c="24"/>&lt;tr&gt;</text:p>
      <text:p text:style-name="P1"><text:s text:c="28"/>&lt;th&gt;Id&lt;/th&gt;</text:p>
      <text:p text:style-name="P1"><text:s text:c="28"/>&lt;td&gt;{{ entity.id }}&lt;/td&gt;</text:p>
      <text:p text:style-name="P1"><text:s text:c="24"/>&lt;/tr&gt;</text:p>
      <text:p text:style-name="P1"><text:s text:c="24"/>&lt;tr&gt;</text:p>
      <text:p text:style-name="P1"><text:s text:c="28"/>&lt;th&gt;Shipping_address&lt;/th&gt;</text:p>
      <text:p text:style-name="P1"><text:s text:c="28"/>&lt;td&gt;{{ entity.shippingaddress }}&lt;/td&gt;</text:p>
      <text:p text:style-name="P1"><text:s text:c="24"/>&lt;/tr&gt;</text:p>
      <text:p text:style-name="P1"><text:s text:c="24"/>&lt;tr&gt;</text:p>
      <text:p text:style-name="P1"><text:soft-page-break/><text:s text:c="28"/>&lt;th&gt;Billing_address&lt;/th&gt;</text:p>
      <text:p text:style-name="P1"><text:s text:c="28"/>&lt;td&gt;{{ entity.billingaddress }}&lt;/td&gt;</text:p>
      <text:p text:style-name="P1"><text:s text:c="24"/>&lt;/tr&gt;</text:p>
      <text:p text:style-name="P1"><text:s text:c="24"/>&lt;tr&gt;</text:p>
      <text:p text:style-name="P1"><text:s text:c="28"/>&lt;th&gt;Quantity&lt;/th&gt;</text:p>
      <text:p text:style-name="P1"><text:s text:c="28"/>&lt;td&gt;{{ entity.quantity }}&lt;/td&gt;</text:p>
      <text:p text:style-name="P1"><text:s text:c="24"/>&lt;/tr&gt;</text:p>
      <text:p text:style-name="P1"><text:s text:c="24"/>&lt;tr&gt;</text:p>
      <text:p text:style-name="P1"><text:s text:c="28"/>&lt;th&gt;Status&lt;/th&gt;</text:p>
      <text:p text:style-name="P1"><text:s text:c="28"/>&lt;td&gt;{{ entity.status }}&lt;/td&gt;</text:p>
      <text:p text:style-name="P1"><text:s text:c="24"/>&lt;/tr&gt;</text:p>
      <text:p text:style-name="P1"><text:s text:c="24"/>&lt;tr&gt;</text:p>
      <text:p text:style-name="P1"><text:s text:c="28"/>&lt;th&gt;Created_at&lt;/th&gt;</text:p>
      <text:p text:style-name="P1"><text:s text:c="28"/>&lt;td&gt;{{ entity.createdat|date('Y-m-d H:i:s') }}&lt;/td&gt;</text:p>
      <text:p text:style-name="P1"><text:s text:c="24"/>&lt;/tr&gt;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>#} <text:s text:c="21"/></text:p>
      <text:p text:style-name="P1"><text:s text:c="24"/></text:p>
      <text:p text:style-name="P1">&lt;/div&gt;</text:p>
      <text:p text:style-name="P1">{% endblock %}</text:p>
      <text:p text:style-name="P1"/>
      <text:p text:style-name="P1">4. Dodanie walidacji</text:p>
      <text:p text:style-name="P4"/>
      <text:p text:style-name="P4">shop\src\Application\ShopAdminBundle\Entity\Transaction.php </text:p>
      <text:p text:style-name="P1"/>
      <text:p text:style-name="P1">&lt;?php</text:p>
      <text:p text:style-name="P1"/>
      <text:p text:style-name="P1">namespace Application\ShopAdminBundle\Entity;</text:p>
      <text:p text:style-name="P1"/>
      <text:p text:style-name="P1">use Doctrine\ORM\Mapping as ORM;</text:p>
      <text:p text:style-name="P1"/>
      <text:p text:style-name="P3">use Symfony\Component\Validator\Mapping\ClassMetadata;</text:p>
      <text:p text:style-name="P3">use Symfony\Component\Validator\Constraints\NotBlank;</text:p>
      <text:p text:style-name="P1"/>
      <text:p text:style-name="P1">/**</text:p>
      <text:p text:style-name="P1"><text:s/>* Transaction</text:p>
      <text:p text:style-name="P1"><text:s/>*/</text:p>
      <text:p text:style-name="P1">class Transaction</text:p>
      <text:p text:style-name="P1">{</text:p>
      <text:p text:style-name="P1"/>
      <text:p text:style-name="P1">....</text:p>
      <text:p text:style-name="P3"><text:s text:c="4"/>public static function loadValidatorMetadata(ClassMetadata $metadata)</text:p>
      <text:p text:style-name="P3"><text:s text:c="4"/>{</text:p>
      <text:p text:style-name="P3"><text:s text:c="8"/>$metadata-&gt;addPropertyConstraint('email', new NotBlank());</text:p>
      <text:p text:style-name="P3"><text:s text:c="8"/></text:p>
      <text:p text:style-name="P3"><text:s text:c="8"/>$metadata-&gt;addPropertyConstraint('billing_firstname', new NotBlank());</text:p>
      <text:p text:style-name="P3"><text:s text:c="8"/>$metadata-&gt;addPropertyConstraint('billing_lastname', new NotBlank());</text:p>
      <text:p text:style-name="P3"><text:s text:c="8"/>$metadata-&gt;addPropertyConstraint('billing_address', new NotBlank());</text:p>
      <text:p text:style-name="P3"><text:s text:c="8"/>$metadata-&gt;addPropertyConstraint('billing_city', new NotBlank());</text:p>
      <text:p text:style-name="P3"><text:s text:c="8"/>$metadata-&gt;addPropertyConstraint('billing_country', new NotBlank());</text:p>
      <text:p text:style-name="P3"><text:s text:c="8"/>$metadata-&gt;addPropertyConstraint('billing_zipcode', new NotBlank());</text:p>
      <text:p text:style-name="P3"><text:s text:c="8"/></text:p>
      <text:p text:style-name="P3"><text:s text:c="8"/>$metadata-&gt;addPropertyConstraint('shipping_firstname', new NotBlank());</text:p>
      <text:p text:style-name="P3"><text:s text:c="8"/>$metadata-&gt;addPropertyConstraint('shipping_lastname', new NotBlank());</text:p>
      <text:p text:style-name="P3"><text:s text:c="8"/>$metadata-&gt;addPropertyConstraint('shipping_address', new NotBlank());</text:p>
      <text:p text:style-name="P3"><text:s text:c="8"/>$metadata-&gt;addPropertyConstraint('shipping_city', new NotBlank());</text:p>
      <text:p text:style-name="P3"><text:s text:c="8"/>$metadata-&gt;addPropertyConstraint('shipping_country', new NotBlank());</text:p>
      <text:p text:style-name="P3"><text:s text:c="8"/>$metadata-&gt;addPropertyConstraint('shipping_zipcode', new NotBlank());</text:p>
      <text:p text:style-name="P3"><text:soft-page-break/><text:s text:c="8"/></text:p>
      <text:p text:style-name="P3"><text:s text:c="8"/>$metadata-&gt;addPropertyConstraint('quantity', new NotBlank());</text:p>
      <text:p text:style-name="P3"><text:s text:c="8"/>$metadata-&gt;addPropertyConstraint('payment_method', new NotBlank());</text:p>
      <text:p text:style-name="P3"><text:s text:c="8"/>$metadata-&gt;addPropertyConstraint('shipping_cost', new NotBlank());</text:p>
      <text:p text:style-name="P3"><text:s text:c="8"/>$metadata-&gt;addPropertyConstraint('shipping_method', new NotBlank());</text:p>
      <text:p text:style-name="P3"><text:s text:c="8"/>$metadata-&gt;addPropertyConstraint('status', new NotBlank());</text:p>
      <text:p text:style-name="P3"><text:s text:c="8"/>$metadata-&gt;addPropertyConstraint('user', new NotBlank());</text:p>
      <text:p text:style-name="P3"><text:s text:c="4"/>}</text:p>
      <text:p text:style-name="P1">}</text:p>
      <text:p text:style-name="P1"/>
      <text:p text:style-name="P1">7. Typy pól formularza.<text:tab/></text:p>
      <text:p text:style-name="P4">//shop\src\Application\ShopAdminBundle\Form\TransactionType.php </text:p>
      <text:p text:style-name="P1">&lt;?php</text:p>
      <text:p text:style-name="P1"/>
      <text:p text:style-name="P1">namespace Application\ShopAdminBundle\Form;</text:p>
      <text:p text:style-name="P1"/>
      <text:p text:style-name="P1">use Symfony\Component\Form\AbstractType;</text:p>
      <text:p text:style-name="P1">use Symfony\Component\Form\FormBuilderInterface;</text:p>
      <text:p text:style-name="P1">use Symfony\Component\OptionsResolver\OptionsResolverInterface;</text:p>
      <text:p text:style-name="P1"/>
      <text:p text:style-name="P1">class TransactionType extends AbstractType</text:p>
      <text:p text:style-name="P1">{</text:p>
      <text:p text:style-name="P1"><text:s text:c="4"/>/**</text:p>
      <text:p text:style-name="P1"><text:s text:c="5"/>* @param FormBuilderInterface $builder</text:p>
      <text:p text:style-name="P1"><text:s text:c="5"/>* @param array $options</text:p>
      <text:p text:style-name="P1"><text:s text:c="5"/>*/</text:p>
      <text:p text:style-name="P1"><text:s text:c="4"/>public function buildForm(FormBuilderInterface $builder, array $options)</text:p>
      <text:p text:style-name="P1"><text:s text:c="4"/>{</text:p>
      <text:p text:style-name="P1"><text:s text:c="8"/>$builder</text:p>
      <text:p text:style-name="P1"><text:s text:c="12"/>-&gt;add('company')</text:p>
      <text:p text:style-name="P1"><text:s text:c="12"/>-&gt;add('email')</text:p>
      <text:p text:style-name="P1"><text:s text:c="12"/>-&gt;add('billing_firstname')</text:p>
      <text:p text:style-name="P1"><text:s text:c="12"/>-&gt;add('billing_lastname')</text:p>
      <text:p text:style-name="P1"><text:s text:c="12"/>-&gt;add('billing_phone')</text:p>
      <text:p text:style-name="P1"><text:s text:c="12"/>-&gt;add('billing_fax')</text:p>
      <text:p text:style-name="P1"><text:s text:c="12"/>-&gt;add('billing_address')</text:p>
      <text:p text:style-name="P1"><text:s text:c="12"/>-&gt;add('billing_address2')</text:p>
      <text:p text:style-name="P1"><text:s text:c="12"/>-&gt;add('billing_city')</text:p>
      <text:p text:style-name="P1"><text:s text:c="12"/>-&gt;add('billing_country')</text:p>
      <text:p text:style-name="P1"><text:s text:c="12"/>-&gt;add('billing_zipcode')</text:p>
      <text:p text:style-name="P1"><text:s text:c="12"/>-&gt;add('shipping_firstname')</text:p>
      <text:p text:style-name="P1"><text:s text:c="12"/>-&gt;add('shipping_lastname')</text:p>
      <text:p text:style-name="P1"><text:s text:c="12"/>-&gt;add('shipping_phone')</text:p>
      <text:p text:style-name="P1"><text:s text:c="12"/>-&gt;add('shipping_fax') <text:s text:c="3"/></text:p>
      <text:p text:style-name="P1"><text:s text:c="12"/>-&gt;add('shipping_address')</text:p>
      <text:p text:style-name="P1"><text:s text:c="12"/>-&gt;add('shipping_address2')</text:p>
      <text:p text:style-name="P1"><text:s text:c="12"/>-&gt;add('shipping_city')</text:p>
      <text:p text:style-name="P1"><text:s text:c="12"/>-&gt;add('shipping_country')</text:p>
      <text:p text:style-name="P1"><text:s text:c="12"/>-&gt;add('shipping_zipcode')</text:p>
      <text:p text:style-name="P1"><text:s text:c="12"/>-&gt;add('quantity')</text:p>
      <text:p text:style-name="P1"><text:s text:c="12"/>//-&gt;add('payment_method')</text:p>
      <text:p text:style-name="P3"><text:s text:c="12"/>-&gt;add('payment_method', 'choice', array(</text:p>
      <text:p text:style-name="P3"><text:s text:c="16"/>'choices' =&gt; array(</text:p>
      <text:p text:style-name="P3"><text:s text:c="20"/>'bank-transfer' =&gt; 'Bank transfer', </text:p>
      <text:p text:style-name="P3"><text:s text:c="20"/>'payu' =&gt; 'PayU', </text:p>
      <text:p text:style-name="P3"><text:s text:c="20"/>'paypal' =&gt; 'PayPal', </text:p>
      <text:p text:style-name="P3"><text:s text:c="20"/>'cash-delivery' =&gt; 'Cash on delivery'</text:p>
      <text:p text:style-name="P3"><text:s text:c="16"/>),</text:p>
      <text:p text:style-name="P3"><text:s text:c="16"/>'expanded' =&gt; true</text:p>
      <text:p text:style-name="P3"><text:s text:c="12"/>))</text:p>
      <text:p text:style-name="P1"><text:s text:c="12"/>-&gt;add('shipping_cost')</text:p>
      <text:p text:style-name="P1"><text:s text:c="12"/>//-&gt;add('shipping_method')</text:p>
      <text:p text:style-name="P3"><text:soft-page-break/><text:s text:c="12"/>-&gt;add('shipping_method', 'choice', array(</text:p>
      <text:p text:style-name="P3"><text:s text:c="16"/>'choices' =&gt; array('post' =&gt; 'Post', 'dhl' =&gt; 'DHL', 'reception-pack' =&gt; 'Reception pack'),</text:p>
      <text:p text:style-name="P3"><text:s text:c="16"/>'expanded' =&gt; true</text:p>
      <text:p text:style-name="P3"><text:s text:c="12"/>))</text:p>
      <text:p text:style-name="P1"><text:s text:c="12"/>-&gt;add('status')</text:p>
      <text:p text:style-name="P3"><text:s text:c="12"/>-&gt;add('created_at', 'date', array(</text:p>
      <text:p text:style-name="P3"><text:s text:c="12"/><text:tab/>'widget' =&gt; 'single_text',</text:p>
      <text:p text:style-name="P3"><text:s text:c="12"/><text:tab/>'attr' =&gt; array('placeholder' =&gt; 'YYYY-MM-DD'),</text:p>
      <text:p text:style-name="P3"><text:s text:c="12"/>))</text:p>
      <text:p text:style-name="P1"><text:s text:c="12"/>-&gt;add('user')</text:p>
      <text:p text:style-name="P1"><text:s text:c="8"/>;</text:p>
      <text:p text:style-name="P1"><text:s text:c="4"/>}</text:p>
      <text:p text:style-name="P1"><text:s text:c="4"/></text:p>
      <text:p text:style-name="P1">....</text:p>
      <text:p text:style-name="P1">}</text:p>
      <text:p text:style-name="P1"/>
      <text:p text:style-name="P1">6. //src/Application/ShopAdminBundle/Resources/views/Transaction/edit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form_theme edit_form _self %}</text:p>
      <text:p text:style-name="P1"><text:s/></text:p>
      <text:p text:style-name="P1">{% block form_errors %}</text:p>
      <text:p text:style-name="P1">{% spaceless %}</text:p>
      <text:p text:style-name="P1"><text:s text:c="4"/>{% if errors|length &gt; 0 %}</text:p>
      <text:p text:style-name="P1"><text:s text:c="8"/>{% for error in errors %}</text:p>
      <text:p text:style-name="P1"><text:s text:c="12"/>&lt;small class="help-block"&gt;{{ error.messageTemplate|trans(error.messageParameters, 'validators') }}&lt;/small&gt;</text:p>
      <text:p text:style-name="P1"><text:s text:c="8"/>{% endfor %}</text:p>
      <text:p text:style-name="P1"><text:s text:c="4"/>{% endif %}</text:p>
      <text:p text:style-name="P1">{% endspaceless %}</text:p>
      <text:p text:style-name="P1">{% endblock form_errors %}</text:p>
      <text:p text:style-name="P1"/>
      <text:p text:style-name="P1">{% block choice_widget_expanded %}</text:p>
      <text:p text:style-name="P1">{% spaceless %}</text:p>
      <text:p text:style-name="P1"><text:s text:c="4"/>&lt;div {{ block('widget_container_attributes') }} class="my-form-choices"&gt;</text:p>
      <text:p text:style-name="P1"><text:s text:c="4"/>{% for child in form %}</text:p>
      <text:p text:style-name="P1"><text:s text:c="8"/>{{ form_widget(child) }}</text:p>
      <text:p text:style-name="P1"><text:s text:c="4"/>{% endfor %}</text:p>
      <text:p text:style-name="P1"><text:s text:c="4"/>&lt;/div&gt;</text:p>
      <text:p text:style-name="P1">{% endspaceless %}</text:p>
      <text:p text:style-name="P1">{% endblock choice_widget_expanded %}</text:p>
      <text:p text:style-name="P1"/>
      <text:p text:style-name="P1">{% block checkbox_widget %}</text:p>
      <text:p text:style-name="P1">{% spaceless %}</text:p>
      <text:p text:style-name="P1"><text:s text:c="4"/>&lt;div class="checkbox"&gt;</text:p>
      <text:p text:style-name="P1"><text:s text:c="8"/>&lt;label for="{{ id }}"&gt;&lt;input type="checkbox" {{ block('widget_attributes') }}{% if value is defined %} value="{{ value }}"{% endif %}{% if checked %} checked="checked"{% endif %} /&gt;{{ label|trans({}, translation_domain) }}&lt;/label&gt;</text:p>
      <text:p text:style-name="P1"><text:s text:c="4"/>&lt;/div&gt;</text:p>
      <text:p text:style-name="P1">{% endspaceless %}</text:p>
      <text:p text:style-name="P1">{% endblock checkbox_widget %}</text:p>
      <text:p text:style-name="P1"/>
      <text:p text:style-name="P1">{% block radio_widget %}</text:p>
      <text:p text:style-name="P1">{% spaceless %}</text:p>
      <text:p text:style-name="P1"><text:s text:c="4"/>&lt;div class="radio"&gt;</text:p>
      <text:p text:style-name="P1"><text:s text:c="8"/>&lt;label for="{{ id }}"&gt;&lt;input type="radio" {{ block('widget_attributes') }}{% if value is defined %} <text:soft-page-break/>value="{{ value }}"{% endif %}{% if checked %} checked="checked"{% endif %} /&gt;{{ label|trans({}, translation_domain) }}&lt;/label&gt;</text:p>
      <text:p text:style-name="P1"><text:s text:c="4"/>&lt;/div&gt;</text:p>
      <text:p text:style-name="P1">{% endspaceless %}</text:p>
      <text:p text:style-name="P1">{% endblock radio_widget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edit&lt;/h1&gt;</text:p>
      <text:p text:style-name="P1"><text:s text:c="8"/>&lt;/div&gt; <text:s/></text:p>
      <text:p text:style-name="P1"><text:s text:c="4"/>&lt;/div&gt;</text:p>
      <text:p text:style-name="P1">{#</text:p>
      <text:p text:style-name="P1"><text:s text:c="4"/>&lt;div class="row"&gt;</text:p>
      <text:p text:style-name="P1"><text:s text:c="8"/>&lt;div class="col-md-12"&gt;</text:p>
      <text:p text:style-name="P1"/>
      <text:p text:style-name="P1"><text:s text:c="12"/>{{ form(edit_form) }}</text:p>
      <text:p text:style-name="P1"/>
      <text:p text:style-name="P1"><text:s text:c="12"/>&lt;a class="btn btn-default" href="{{ path('application_admin_transaction') }}"&gt;Back to the list&lt;/a&gt;</text:p>
      <text:p text:style-name="P1"><text:s text:c="12"/>{{ form(delete_form) }}</text:p>
      <text:p text:style-name="P1"><text:s text:c="8"/>&lt;/div&gt;</text:p>
      <text:p text:style-name="P1"><text:s text:c="4"/>&lt;/div&gt;</text:p>
      <text:p text:style-name="P1">#}</text:p>
      <text:p text:style-name="P1"><text:s text:c="4"/>{# {{ form_start(edit_form, {'attr': {'novalidate': 'novalidate', 'class': 'form-horizontal'}}) }} #}</text:p>
      <text:p text:style-name="P1"><text:s text:c="4"/>{{ form_start(edit_form, {'attr': {'novalidate': 'novalidate'}}) }}</text:p>
      <text:p text:style-name="P1"><text:s text:c="4"/>{{ form_errors(edit_form) }}</text:p>
      <text:p text:style-name="P1"><text:s text:c="4"/>&lt;div class="row"&gt;</text:p>
      <text:p text:style-name="P1"><text:s text:c="8"/></text:p>
      <text:p text:style-name="P1"><text:s text:c="8"/>&lt;div class="col-md-6"&gt;</text:p>
      <text:p text:style-name="P1"><text:s text:c="12"/>&lt;div class="form-group {% if form_errors(edit_form.company) %} has-error {% endif %}"&gt;</text:p>
      <text:p text:style-name="P1"><text:s text:c="16"/>{{ form_label(edit_form.company) }}</text:p>
      <text:p text:style-name="P1"><text:s text:c="16"/>{{ form_widget(edit_form.company, { 'attr': {'class': 'form-control'} }) }}</text:p>
      <text:p text:style-name="P1"><text:s text:c="16"/>{{ form_errors(edit_form.company) }}</text:p>
      <text:p text:style-name="P1"><text:s text:c="12"/>&lt;/div&gt;</text:p>
      <text:p text:style-name="P1"><text:s text:c="12"/>&lt;div class="form-group {% if form_errors(edit_form.email) %} has-error {% endif %}"&gt;</text:p>
      <text:p text:style-name="P1"><text:s text:c="16"/>{{ form_label(edit_form.email) }}</text:p>
      <text:p text:style-name="P1"><text:s text:c="16"/>{{ form_widget(edit_form.email, { 'attr': {'class': 'form-control'} }) }}</text:p>
      <text:p text:style-name="P1"><text:s text:c="16"/>{{ form_errors(edit_form.email) }}</text:p>
      <text:p text:style-name="P1"><text:s text:c="12"/>&lt;/div&gt;</text:p>
      <text:p text:style-name="P1"><text:s text:c="12"/>{#</text:p>
      <text:p text:style-name="P1"><text:s text:c="12"/>&lt;div class="form-group {% if form_errors(edit_form.email) %} has-error {% endif %}"&gt;</text:p>
      <text:p text:style-name="P1"><text:s text:c="16"/>{{ form_label(edit_form.email, '', { 'label_attr': {'class': 'col-sm-3 control-label'} }) }}</text:p>
      <text:p text:style-name="P1"><text:s text:c="16"/>&lt;div class="col-sm-9"&gt;</text:p>
      <text:p text:style-name="P1"><text:s text:c="20"/>{{ form_widget(edit_form.email, { 'attr': {'class': 'form-control'} }) }}</text:p>
      <text:p text:style-name="P1"><text:s text:c="20"/>{{ form_errors(edit_form.email) }}</text:p>
      <text:p text:style-name="P1"><text:s text:c="16"/>&lt;/div&gt;</text:p>
      <text:p text:style-name="P1"><text:s text:c="12"/>&lt;/div&gt;</text:p>
      <text:p text:style-name="P1"><text:s text:c="12"/>#}</text:p>
      <text:p text:style-name="P1"><text:s text:c="8"/>&lt;/div&gt;</text:p>
      <text:p text:style-name="P1"><text:s text:c="8"/>&lt;div class="clearfix"&gt;&lt;/div&gt;</text:p>
      <text:p text:style-name="P1"><text:s text:c="8"/></text:p>
      <text:p text:style-name="P1"><text:s text:c="8"/>&lt;div class="col-md-6"&gt; </text:p>
      <text:p text:style-name="P1"><text:s text:c="12"/>&lt;div class="form-group {% if form_errors(edit_form.billing_firstname) %} has-error {% endif %}"&gt;</text:p>
      <text:p text:style-name="P1"><text:s text:c="16"/>{{ form_label(edit_form.billing_firstname) }}</text:p>
      <text:p text:style-name="P1"><text:s text:c="16"/>{{ form_widget(edit_form.billing_firstname, { 'attr': {'class': 'form-control'} }) }}</text:p>
      <text:p text:style-name="P1"><text:s text:c="16"/>{{ form_errors(edit_form.billing_firstname) }}</text:p>
      <text:p text:style-name="P1"><text:s text:c="12"/>&lt;/div&gt;</text:p>
      <text:p text:style-name="P1"><text:s text:c="12"/>&lt;div class="form-group {% if form_errors(edit_form.billing_lastname) %} has-error {% endif %}"&gt;</text:p>
      <text:p text:style-name="P1"><text:s text:c="16"/>{{ form_label(edit_form.billing_lastname) }}</text:p>
      <text:p text:style-name="P1"><text:s text:c="16"/>{{ form_widget(edit_form.billing_lastname, { 'attr': {'class': 'form-control'} }) }}</text:p>
      <text:p text:style-name="P1"><text:s text:c="16"/>{{ form_errors(edit_form.billing_lastname) }}</text:p>
      <text:p text:style-name="P1"><text:s text:c="12"/>&lt;/div&gt;</text:p>
      <text:p text:style-name="P1"><text:soft-page-break/><text:s text:c="12"/>&lt;div class="form-group {% if form_errors(edit_form.billing_phone) %} has-error {% endif %}"&gt;</text:p>
      <text:p text:style-name="P1"><text:s text:c="16"/>{{ form_label(edit_form.billing_phone) }}</text:p>
      <text:p text:style-name="P1"><text:s text:c="16"/>{{ form_widget(edit_form.billing_phone, { 'attr': {'class': 'form-control'} }) }}</text:p>
      <text:p text:style-name="P1"><text:s text:c="16"/>{{ form_errors(edit_form.billing_phone) }}</text:p>
      <text:p text:style-name="P1"><text:s text:c="12"/>&lt;/div&gt;</text:p>
      <text:p text:style-name="P1"><text:s text:c="12"/>&lt;div class="form-group {% if form_errors(edit_form.billing_fax) %} has-error {% endif %}"&gt;</text:p>
      <text:p text:style-name="P1"><text:s text:c="16"/>{{ form_label(edit_form.billing_fax) }}</text:p>
      <text:p text:style-name="P1"><text:s text:c="16"/>{{ form_widget(edit_form.billing_fax, { 'attr': {'class': 'form-control'} }) }}</text:p>
      <text:p text:style-name="P1"><text:s text:c="16"/>{{ form_errors(edit_form.billing_fax) }}</text:p>
      <text:p text:style-name="P1"><text:s text:c="12"/>&lt;/div&gt;</text:p>
      <text:p text:style-name="P1"><text:s text:c="12"/>&lt;div class="form-group {% if form_errors(edit_form.billing_address) %} has-error {% endif %}"&gt;</text:p>
      <text:p text:style-name="P1"><text:s text:c="16"/>{{ form_label(edit_form.billing_address) }}</text:p>
      <text:p text:style-name="P1"><text:s text:c="16"/>{{ form_widget(edit_form.billing_address, { 'attr': {'class': 'form-control'} }) }}</text:p>
      <text:p text:style-name="P1"><text:s text:c="16"/>{{ form_errors(edit_form.billing_address) }}</text:p>
      <text:p text:style-name="P1"><text:s text:c="12"/>&lt;/div&gt;</text:p>
      <text:p text:style-name="P1"><text:s text:c="12"/>&lt;div class="form-group {% if form_errors(edit_form.billing_address2) %} has-error {% endif %}"&gt;</text:p>
      <text:p text:style-name="P1"><text:s text:c="16"/>{{ form_label(edit_form.billing_address2) }}</text:p>
      <text:p text:style-name="P1"><text:s text:c="16"/>{{ form_widget(edit_form.billing_address2, { 'attr': {'class': 'form-control'} }) }}</text:p>
      <text:p text:style-name="P1"><text:s text:c="16"/>{{ form_errors(edit_form.billing_address2) }}</text:p>
      <text:p text:style-name="P1"><text:s text:c="12"/>&lt;/div&gt;</text:p>
      <text:p text:style-name="P1"><text:s text:c="12"/>&lt;div class="form-group {% if form_errors(edit_form.billing_city) %} has-error {% endif %}"&gt;</text:p>
      <text:p text:style-name="P1"><text:s text:c="16"/>{{ form_label(edit_form.billing_city) }}</text:p>
      <text:p text:style-name="P1"><text:s text:c="16"/>{{ form_widget(edit_form.billing_city, { 'attr': {'class': 'form-control'} }) }}</text:p>
      <text:p text:style-name="P1"><text:s text:c="16"/>{{ form_errors(edit_form.billing_city) }}</text:p>
      <text:p text:style-name="P1"><text:s text:c="12"/>&lt;/div&gt;</text:p>
      <text:p text:style-name="P1"><text:s text:c="12"/>&lt;div class="form-group {% if form_errors(edit_form.billing_country) %} has-error {% endif %}"&gt;</text:p>
      <text:p text:style-name="P1"><text:s text:c="16"/>{{ form_label(edit_form.billing_country) }}</text:p>
      <text:p text:style-name="P1"><text:s text:c="16"/>{{ form_widget(edit_form.billing_country, { 'attr': {'class': 'form-control'} }) }}</text:p>
      <text:p text:style-name="P1"><text:s text:c="16"/>{{ form_errors(edit_form.billing_country) }}</text:p>
      <text:p text:style-name="P1"><text:s text:c="12"/>&lt;/div&gt;</text:p>
      <text:p text:style-name="P1"><text:s text:c="12"/>&lt;div class="form-group {% if form_errors(edit_form.billing_zipcode) %} has-error {% endif %}"&gt;</text:p>
      <text:p text:style-name="P1"><text:s text:c="16"/>{{ form_label(edit_form.billing_zipcode) }}</text:p>
      <text:p text:style-name="P1"><text:s text:c="16"/>{{ form_widget(edit_form.billing_zipcode, { 'attr': {'class': 'form-control'} }) }}</text:p>
      <text:p text:style-name="P1"><text:s text:c="16"/>{{ form_errors(edit_form.billing_zipcode) }}</text:p>
      <text:p text:style-name="P1"><text:s text:c="12"/>&lt;/div&gt;</text:p>
      <text:p text:style-name="P1"><text:s text:c="8"/>&lt;/div&gt;</text:p>
      <text:p text:style-name="P1"><text:s text:c="8"/>&lt;div class="col-md-6"&gt;</text:p>
      <text:p text:style-name="P1"><text:s text:c="12"/>&lt;div class="form-group {% if form_errors(edit_form.shipping_firstname) %} has-error {% endif %}"&gt;</text:p>
      <text:p text:style-name="P1"><text:s text:c="16"/>{{ form_label(edit_form.shipping_firstname) }}</text:p>
      <text:p text:style-name="P1"><text:s text:c="16"/>{{ form_widget(edit_form.shipping_firstname, { 'attr': {'class': 'form-control'} }) }}</text:p>
      <text:p text:style-name="P1"><text:s text:c="16"/>{{ form_errors(edit_form.shipping_firstname) }}</text:p>
      <text:p text:style-name="P1"><text:s text:c="12"/>&lt;/div&gt;</text:p>
      <text:p text:style-name="P1"><text:s text:c="12"/>&lt;div class="form-group {% if form_errors(edit_form.shipping_lastname) %} has-error {% endif %}"&gt;</text:p>
      <text:p text:style-name="P1"><text:s text:c="16"/>{{ form_label(edit_form.shipping_lastname) }}</text:p>
      <text:p text:style-name="P1"><text:s text:c="16"/>{{ form_widget(edit_form.shipping_lastname, { 'attr': {'class': 'form-control'} }) }}</text:p>
      <text:p text:style-name="P1"><text:s text:c="16"/>{{ form_errors(edit_form.shipping_lastname) }}</text:p>
      <text:p text:style-name="P1"><text:s text:c="12"/>&lt;/div&gt;</text:p>
      <text:p text:style-name="P1"><text:s text:c="12"/>&lt;div class="form-group {% if form_errors(edit_form.shipping_phone) %} has-error {% endif %}"&gt;</text:p>
      <text:p text:style-name="P1"><text:s text:c="16"/>{{ form_label(edit_form.shipping_phone) }}</text:p>
      <text:p text:style-name="P1"><text:s text:c="16"/>{{ form_widget(edit_form.shipping_phone, { 'attr': {'class': 'form-control'} }) }}</text:p>
      <text:p text:style-name="P1"><text:s text:c="16"/>{{ form_errors(edit_form.shipping_phone) }}</text:p>
      <text:p text:style-name="P1"><text:s text:c="12"/>&lt;/div&gt;</text:p>
      <text:p text:style-name="P1"><text:s text:c="12"/>&lt;div class="form-group {% if form_errors(edit_form.shipping_fax) %} has-error {% endif %}"&gt;</text:p>
      <text:p text:style-name="P1"><text:s text:c="16"/>{{ form_label(edit_form.shipping_fax) }}</text:p>
      <text:p text:style-name="P1"><text:s text:c="16"/>{{ form_widget(edit_form.shipping_fax, { 'attr': {'class': 'form-control'} }) }}</text:p>
      <text:p text:style-name="P1"><text:s text:c="16"/>{{ form_errors(edit_form.shipping_fax) }}</text:p>
      <text:p text:style-name="P1"><text:s text:c="12"/>&lt;/div&gt;</text:p>
      <text:p text:style-name="P1"><text:s text:c="12"/>&lt;div class="form-group {% if form_errors(edit_form.shipping_address) %} has-error {% endif %}"&gt;</text:p>
      <text:p text:style-name="P1"><text:s text:c="16"/>{{ form_label(edit_form.shipping_address) }}</text:p>
      <text:p text:style-name="P1"><text:s text:c="16"/>{{ form_widget(edit_form.shipping_address, { 'attr': {'class': 'form-control'} }) }}</text:p>
      <text:p text:style-name="P1"><text:s text:c="16"/>{{ form_errors(edit_form.shipping_address) }}</text:p>
      <text:p text:style-name="P1"><text:s text:c="12"/>&lt;/div&gt;</text:p>
      <text:p text:style-name="P1"><text:s text:c="12"/>&lt;div class="form-group {% if form_errors(edit_form.shipping_address2) %} has-error {% endif %}"&gt;</text:p>
      <text:p text:style-name="P1"><text:soft-page-break/><text:s text:c="16"/>{{ form_label(edit_form.shipping_address2) }}</text:p>
      <text:p text:style-name="P1"><text:s text:c="16"/>{{ form_widget(edit_form.shipping_address2, { 'attr': {'class': 'form-control'} }) }}</text:p>
      <text:p text:style-name="P1"><text:s text:c="16"/>{{ form_errors(edit_form.shipping_address2) }}</text:p>
      <text:p text:style-name="P1"><text:s text:c="12"/>&lt;/div&gt;</text:p>
      <text:p text:style-name="P1"><text:s text:c="12"/>&lt;div class="form-group {% if form_errors(edit_form.shipping_city) %} has-error {% endif %}"&gt;</text:p>
      <text:p text:style-name="P1"><text:s text:c="16"/>{{ form_label(edit_form.shipping_city) }}</text:p>
      <text:p text:style-name="P1"><text:s text:c="16"/>{{ form_widget(edit_form.shipping_city, { 'attr': {'class': 'form-control'} }) }}</text:p>
      <text:p text:style-name="P1"><text:s text:c="16"/>{{ form_errors(edit_form.shipping_city) }}</text:p>
      <text:p text:style-name="P1"><text:s text:c="12"/>&lt;/div&gt;</text:p>
      <text:p text:style-name="P1"><text:s text:c="12"/>&lt;div class="form-group {% if form_errors(edit_form.shipping_country) %} has-error {% endif %}"&gt;</text:p>
      <text:p text:style-name="P1"><text:s text:c="16"/>{{ form_label(edit_form.shipping_country) }}</text:p>
      <text:p text:style-name="P1"><text:s text:c="16"/>{{ form_widget(edit_form.shipping_country, { 'attr': {'class': 'form-control'} }) }}</text:p>
      <text:p text:style-name="P1"><text:s text:c="16"/>{{ form_errors(edit_form.shipping_country) }}</text:p>
      <text:p text:style-name="P1"><text:s text:c="12"/>&lt;/div&gt;</text:p>
      <text:p text:style-name="P1"><text:s text:c="12"/>&lt;div class="form-group {% if form_errors(edit_form.shipping_zipcode) %} has-error {% endif %}"&gt;</text:p>
      <text:p text:style-name="P1"><text:s text:c="16"/>{{ form_label(edit_form.shipping_zipcode) }}</text:p>
      <text:p text:style-name="P1"><text:s text:c="16"/>{{ form_widget(edit_form.shipping_zipcode, { 'attr': {'class': 'form-control'} }) }}</text:p>
      <text:p text:style-name="P1"><text:s text:c="16"/>{{ form_errors(edit_form.shipping_zipcode) }}</text:p>
      <text:p text:style-name="P1"><text:s text:c="12"/>&lt;/div&gt;</text:p>
      <text:p text:style-name="P1"><text:s text:c="8"/>&lt;/div&gt;</text:p>
      <text:p text:style-name="P1"><text:s text:c="8"/>&lt;div class="col-md-6"&gt;</text:p>
      <text:p text:style-name="P1"><text:s text:c="12"/>&lt;div class="form-group {% if form_errors(edit_form.quantity) %} has-error {% endif %}"&gt;</text:p>
      <text:p text:style-name="P1"><text:s text:c="16"/>{{ form_label(edit_form.quantity) }}</text:p>
      <text:p text:style-name="P1"><text:s text:c="16"/>{{ form_widget(edit_form.quantity, { 'attr': {'class': 'form-control'} }) }}</text:p>
      <text:p text:style-name="P1"><text:s text:c="16"/>{{ form_errors(edit_form.quantity) }}</text:p>
      <text:p text:style-name="P1"><text:s text:c="12"/>&lt;/div&gt;</text:p>
      <text:p text:style-name="P1"><text:s text:c="12"/>&lt;div class="form-group {% if form_errors(edit_form.payment_method) %} has-error {% endif %}"&gt;</text:p>
      <text:p text:style-name="P1"><text:s text:c="16"/>{{ form_label(edit_form.payment_method) }}</text:p>
      <text:p text:style-name="P1"><text:s text:c="16"/>{{ form_widget(edit_form.payment_method) }}</text:p>
      <text:p text:style-name="P1"><text:s text:c="16"/>{{ form_errors(edit_form.payment_method) }}</text:p>
      <text:p text:style-name="P1"><text:s text:c="12"/>&lt;/div&gt;</text:p>
      <text:p text:style-name="P1"><text:s text:c="12"/>&lt;div class="form-group {% if form_errors(edit_form.shipping_cost) %} has-error {% endif %}"&gt;</text:p>
      <text:p text:style-name="P1"><text:s text:c="16"/>{{ form_label(edit_form.shipping_cost) }}</text:p>
      <text:p text:style-name="P1"><text:s text:c="16"/>{{ form_widget(edit_form.shipping_cost, { 'attr': {'class': 'form-control'} }) }}</text:p>
      <text:p text:style-name="P1"><text:s text:c="16"/>{{ form_errors(edit_form.shipping_cost) }}</text:p>
      <text:p text:style-name="P1"><text:s text:c="12"/>&lt;/div&gt;</text:p>
      <text:p text:style-name="P1"><text:s text:c="12"/>&lt;div class="form-group {% if form_errors(edit_form.shipping_method) %} has-error {% endif %}"&gt;</text:p>
      <text:p text:style-name="P1"><text:s text:c="16"/>{{ form_label(edit_form.shipping_method) }}</text:p>
      <text:p text:style-name="P1"><text:s text:c="16"/>{{ form_widget(edit_form.shipping_method) }}</text:p>
      <text:p text:style-name="P1"><text:s text:c="16"/>{{ form_errors(edit_form.shipping_method) }}</text:p>
      <text:p text:style-name="P1"><text:s text:c="12"/>&lt;/div&gt;</text:p>
      <text:p text:style-name="P1"><text:s text:c="12"/>&lt;div class="form-group {% if form_errors(edit_form.status) %} has-error {% endif %}"&gt;</text:p>
      <text:p text:style-name="P1"><text:s text:c="16"/>{{ form_label(edit_form.status) }}</text:p>
      <text:p text:style-name="P1"><text:s text:c="16"/>{{ form_widget(edit_form.status, { 'attr': {'class': 'form-control'} }) }}</text:p>
      <text:p text:style-name="P1"><text:s text:c="16"/>{{ form_errors(edit_form.status) }}</text:p>
      <text:p text:style-name="P1"><text:s text:c="12"/>&lt;/div&gt;</text:p>
      <text:p text:style-name="P1"><text:s text:c="12"/>&lt;div class="form-group {% if form_errors(edit_form.created_at) %} has-error {% endif %}"&gt;</text:p>
      <text:p text:style-name="P1"><text:s text:c="16"/>{{ form_label(edit_form.created_at) }}</text:p>
      <text:p text:style-name="P1"><text:s text:c="16"/>{{ form_widget(edit_form.created_at, { 'attr': {'class': 'form-control'} }) }}</text:p>
      <text:p text:style-name="P1"><text:s text:c="16"/>{{ form_errors(edit_form.created_at) }}</text:p>
      <text:p text:style-name="P1"><text:s text:c="12"/>&lt;/div&gt;</text:p>
      <text:p text:style-name="P1"><text:s text:c="12"/>&lt;div class="form-group {% if form_errors(edit_form.user) %} has-error {% endif %}"&gt;</text:p>
      <text:p text:style-name="P1"><text:s text:c="16"/>{{ form_label(edit_form.user) }}</text:p>
      <text:p text:style-name="P1"><text:s text:c="16"/>{{ form_widget(edit_form.user, { 'attr': {'class': 'form-control'} }) }}</text:p>
      <text:p text:style-name="P1"><text:s text:c="16"/>{{ form_errors(edit_form.user) }}</text:p>
      <text:p text:style-name="P1"><text:s text:c="12"/>&lt;/div&gt;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12"&gt;</text:p>
      <text:p text:style-name="P1"><text:s text:c="12"/>&lt;div class="form-group"&gt;</text:p>
      <text:p text:style-name="P1"><text:s text:c="16"/>{{ form_widget(edit_form.submit, { 'attr': {'class': 'btn btn-default'} }) }}</text:p>
      <text:p text:style-name="P1"><text:s text:c="16"/>&lt;a class="btn btn-default" href="{{ path('application_admin_transaction') }}"&gt;Back to the list&lt;/a&gt;</text:p>
      <text:p text:style-name="P1"><text:soft-page-break/><text:s text:c="12"/>&lt;/div&gt;</text:p>
      <text:p text:style-name="P1"><text:s text:c="8"/>&lt;/div&gt;</text:p>
      <text:p text:style-name="P1"><text:s text:c="4"/>&lt;/div&gt;</text:p>
      <text:p text:style-name="P1"/>
      <text:p text:style-name="P1"><text:s text:c="4"/>{{ form_end(edit_form) }}</text:p>
      <text:p text:style-name="P1"><text:s text:c="4"/></text:p>
      <text:p text:style-name="P1"><text:s text:c="4"/>&lt;div class="row"&gt;</text:p>
      <text:p text:style-name="P1"><text:s text:c="8"/>&lt;div class="col-md-12"&gt;</text:p>
      <text:p text:style-name="P1"><text:s text:c="8"/>{{ form_start(delete_form, { 'attr': {'class': 'form-btn-inline'} }) }} <text:s text:c="2"/><text:tab/></text:p>
      <text:p text:style-name="P1"><text:s text:c="10"/>{{ form_widget(delete_form.submit, { 'attr': {'class': 'btn btn-danger'} }) }}</text:p>
      <text:p text:style-name="P1"><text:s text:c="8"/>{{ form_end(delete_form) }}</text:p>
      <text:p text:style-name="P1"><text:s text:c="8"/>&lt;/div&gt;</text:p>
      <text:p text:style-name="P1"><text:s text:c="4"/>&lt;/div&gt;</text:p>
      <text:p text:style-name="P1">&lt;/div&gt;</text:p>
      <text:p text:style-name="P1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7M10S</meta:editing-duration>
    <meta:editing-cycles>25</meta:editing-cycles>
    <meta:generator>OpenOffice.org/3.3$Win32 OpenOffice.org_project/330m20$Build-9567</meta:generator>
    <dc:date>2015-11-18T15:44:33.73</dc:date>
    <dc:creator>szymon idczak</dc:creator>
    <meta:document-statistic meta:table-count="0" meta:image-count="0" meta:object-count="0" meta:page-count="13" meta:paragraph-count="703" meta:word-count="2310" meta:character-count="33105"/>
    <meta:user-defined meta:name="Info 1"/>
    <meta:user-defined meta:name="Info 2"/>
    <meta:user-defined meta:name="Info 3"/>
    <meta:user-defined meta:name="Info 4"/>
  </office:meta>
</office:document-meta>
</file>